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3.94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658cm"/>
    </style:style>
    <style:style style:name="co4" style:family="table-column">
      <style:table-column-properties fo:break-before="auto" style:column-width="2.686cm"/>
    </style:style>
    <style:style style:name="co5" style:family="table-column">
      <style:table-column-properties fo:break-before="auto" style:column-width="5.662cm"/>
    </style:style>
    <style:style style:name="ro1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Event-B Case Studies</text:p>
          </table:table-cell>
          <table:table-cell table:style-name="ce1" table:number-columns-repeated="2"/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>
            <text:p>Name </text:p>
          </table:table-cell>
          <table:table-cell table:style-name="ce1" office:value-type="string">
            <text:p>Num Events</text:p>
          </table:table-cell>
          <table:table-cell table:style-name="ce1" office:value-type="string">
            <text:p>Num Vars</text:p>
          </table:table-cell>
          <table:table-cell office:value-type="string">
            <text:p>Refinement?</text:p>
          </table:table-cell>
          <table:table-cell office:value-type="string">
            <text:p>Integer?</text:p>
          </table:table-cell>
          <table:table-cell office:value-type="string">
            <text:p>Bounded?</text:p>
          </table:table-cell>
          <table:table-cell office:value-type="string">
            <text:p>Sees Context?</text:p>
          </table:table-cell>
          <table:table-cell office:value-type="string">
            <text:p>Functions?</text:p>
          </table:table-cell>
          <table:table-cell office:value-type="string">
            <text:p>HO Functions?</text:p>
          </table:table-cell>
          <table:table-cell office:value-type="string">
            <text:p>Lambda?</text:p>
          </table:table-cell>
          <table:table-cell office:value-type="string">
            <text:p>Card?</text:p>
          </table:table-cell>
          <table:table-cell office:value-type="string">
            <text:p>Comments</text:p>
          </table:table-cell>
          <table:table-cell office:value-type="string">
            <text:p>Total Operations [Reported by Event-B]</text:p>
          </table:table-cell>
          <table:table-cell office:value-type="string">
            <text:p>Time ProB</text:p>
          </table:table-cell>
        </table:table-row>
        <table:table-row table:style-name="ro1">
          <table:table-cell office:value-type="string">
            <text:p>Coun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5" office:value-type="string">
            <text:p>N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&lt;1s</text:p>
          </table:table-cell>
        </table:table-row>
        <table:table-row table:style-name="ro1">
          <table:table-cell office:value-type="string">
            <text:p>Huffman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10000 nodes. total operations seems to return different values each time it is run.</text:p>
          </table:table-cell>
          <table:table-cell office:value-type="string">
            <text:p>?</text:p>
          </table:table-cell>
          <table:table-cell office:value-type="string">
            <text:p>31s</text:p>
          </table:table-cell>
        </table:table-row>
        <table:table-row table:style-name="ro1">
          <table:table-cell office:value-type="string">
            <text:p>Sort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N</text:p>
          </table:table-cell>
          <table:table-cell table:number-columns-repeated="7"/>
          <table:table-cell office:value-type="string">
            <text:p>RODIN 0.9.2.1 fails with Proof Obligations, ProB exports model but then fails to load it.</text:p>
          </table:table-cell>
          <table:table-cell table:number-columns-repeated="2"/>
        </table:table-row>
        <table:table-row table:style-name="ro1">
          <table:table-cell office:value-type="string">
            <text:p>Stack</text:p>
          </table:table-cell>
          <table:table-cell table:number-columns-repeated="13"/>
        </table:table-row>
        <table:table-row table:style-name="ro1">
          <table:table-cell office:value-type="string">
            <text:p>Reading</text:p>
          </table:table-cell>
          <table:table-cell table:number-columns-repeated="10"/>
          <table:table-cell office:value-type="string">
            <text:p>Internal error occurred when trying to model check.</text:p>
          </table:table-cell>
          <table:table-cell table:number-columns-repeated="2"/>
        </table:table-row>
        <table:table-row table:style-name="ro1">
          <table:table-cell office:value-type="string">
            <text:p>Jukebox</text:p>
          </table:table-cell>
          <table:table-cell table:number-columns-repeated="1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7">27/03/2009</text:date>, <text:time>15:3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ulo Matos</meta:initial-creator>
    <meta:creation-date>2009-03-18T16:53:28</meta:creation-date>
    <dc:date>2009-03-27T15:35:45</dc:date>
    <meta:editing-duration>PT19H21M55S</meta:editing-duration>
    <meta:editing-cycles>6</meta:editing-cycles>
    <meta:generator>OpenOffice.org/3.0$Unix OpenOffice.org_project/300m9$Build-9358</meta:generator>
    <meta:document-statistic meta:table-count="3" meta:cell-count="51" meta:object-count="0"/>
    <meta:user-defined meta:name="Info 1"/>
    <meta:user-defined meta:name="Info 2"/>
    <meta:user-defined meta:name="Info 3"/>
    <meta:user-defined meta:name="Info 4"/>
  </office:meta>
</office:document-meta>
</file>